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Text_20_body">
      <style:text-properties fo:font-size="18pt" officeooo:paragraph-rsid="000bc08a" style:font-size-asian="18pt" style:font-size-complex="18pt"/>
    </style:style>
    <style:style style:name="P4" style:family="paragraph" style:parent-style-name="Text_20_body">
      <style:text-properties fo:color="#ce181e" fo:font-size="18pt" style:font-size-asian="18pt" style:font-size-complex="18pt"/>
    </style:style>
    <style:style style:name="P5" style:family="paragraph" style:parent-style-name="Text_20_body">
      <style:text-properties fo:color="#ce181e" fo:font-size="18pt" officeooo:paragraph-rsid="000bc08a" style:font-size-asian="18pt" style:font-size-complex="18pt"/>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loext:padding="0cm" loext:border="none"/>
    </style:style>
    <style:style style:name="P7" style:family="paragraph" style:parent-style-name="Preformatted_20_Text">
      <style:text-properties fo:font-size="18pt" style:font-size-asian="18pt" style:font-size-complex="18pt"/>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officeooo:rsid="000bc08a"/>
    </style:style>
    <style:style style:name="T3" style:family="text">
      <style:text-properties fo:color="#ce181e"/>
    </style:style>
    <style:style style:name="T4" style:family="text">
      <style:text-properties fo:color="#ce181e" fo:font-size="18pt" style:font-size-asian="18pt" style:font-size-complex="18pt"/>
    </style:style>
    <style:style style:name="T5" style:family="text">
      <style:text-properties fo:color="#ce181e" officeooo:rsid="000bc08a"/>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xt:span text:style-name="T2">1.</text:span> What is a function in C?</text:p>
      <text:p text:style-name="P3"><text:s/>A: A function is a block of code that performs a specific task. It can take arguments as input, perform some calculations or operations, and return a value or void.</text:p>
      <text:p text:style-name="P5"><text:span text:style-name="T2">2.</text:span> What is a return type in C functions?</text:p>
      <text:p text:style-name="P3">A: A return type specifies the type of value that a function returns after completing its task. For example, if a function returns an integer value, the return type is int. If it doesn't return anything, <text:span text:style-name="T3">the return type is void.</text:span></text:p>
      <text:p text:style-name="P5"><text:span text:style-name="T2">3.</text:span>How do you declare a function in C? </text:p>
      <text:p text:style-name="P3">A: A function declaration specifies the function name, return type, and parameter list (if any) of a function. For example:</text:p>
      <text:p text:style-name="P9">java</text:p>
      <text:p text:style-name="P8"><text:span text:style-name="Source_20_Text"><text:span text:style-name="T1">int add(int x, int y); // function declaration</text:span></text:span></text:p>
      <text:p text:style-name="P8"><text:span text:style-name="Source_20_Text"><text:span text:style-name="T4"/></text:span></text:p>
      <text:p text:style-name="P5"><text:span text:style-name="T2">4.</text:span> What is the difference between a function declaration and a function definition in C?</text:p>
      <text:p text:style-name="P3">A: A function declaration tells the compiler about the function's name, return type, and parameter list. A function definition provides the actual implementation of the function. For example:</text:p>
      <text:p text:style-name="P9">java</text:p>
      <text:p text:style-name="Preformatted_20_Text"><text:span text:style-name="Source_20_Text"><text:span text:style-name="T1">int add(int x, int y); // function declaration</text:span></text:span></text:p>
      <text:p text:style-name="P7"/>
      <text:p text:style-name="Preformatted_20_Text"><text:soft-page-break/><text:span text:style-name="Source_20_Text"><text:span text:style-name="T1">int add(int x, int y) // function definition</text:span></text:span></text:p>
      <text:p text:style-name="Preformatted_20_Text"><text:span text:style-name="Source_20_Text"><text:span text:style-name="T1">{</text:span></text:span></text:p>
      <text:p text:style-name="Preformatted_20_Text"><text:span text:style-name="Source_20_Text"><text:span text:style-name="T1"><text:s text:c="4"/>return x + y;</text:span></text:span></text:p>
      <text:p text:style-name="P8"><text:span text:style-name="Source_20_Text"><text:span text:style-name="T1">}</text:span></text:span></text:p>
      <text:p text:style-name="P5"><text:span text:style-name="T2">5.</text:span>What is recursion in C functions? </text:p>
      <text:p text:style-name="P3">A: Recursion is a technique in which a function calls itself to solve a problem. It can be useful for solving problems that can be broken down into smaller subproblems. However, it can lead to stack overflow errors if not used correctly.</text:p>
      <text:p text:style-name="P5"><text:span text:style-name="T2">6.</text:span> How do you pass arguments to a C function?</text:p>
      <text:p text:style-name="P3">A: Arguments can be passed to a function by value, by reference, or by pointer. By value means that a copy of the argument's value is passed to the function. By reference means that the memory address of the argument is passed to the function. By pointer means that a pointer to the argument is passed to the function.</text:p>
      <text:p text:style-name="P5"><text:span text:style-name="T2">7.</text:span> What is a function pointer in C?</text:p>
      <text:p text:style-name="P3"><text:s/>A: A function pointer is a variable that stores the memory address of a function. It can be useful for passing functions as arguments to other functions or for dynamically selecting which function to call at runtime.</text:p>
      <text:p text:style-name="P6"><draw:frame draw:style-name="fr1" draw:name="Image2" text:anchor-type="char" svg:width="0.041cm" svg:height="0.041cm" draw:z-index="0"><draw:image xlink:href="https://chat.openai.com/_next/image?url=https%3A%2F%2Flh3.googleusercontent.com%2Fa%2FAGNmyxaL_MqM8JvC55zfm1zHkcs9ySkjeYJxnMq4dAfU5w%3Ds96-c&amp;w=64&amp;q=75" xlink:type="simple" xlink:show="embed" xlink:actuate="onLoad" loext:mime-type=""/><svg:title>Vignesh. Km</svg:title></draw:frame></text:p>
      <text:p text:style-name="P2"/>
      <text:p text:style-name="P5"><text:span text:style-name="T2">8.</text:span> What is a static function in C?</text:p>
      <text:p text:style-name="P3">A: A static function in C is a function that can only be called within the file where it is defined. It is not visible or accessible to other files in the same program.</text:p>
      <text:p text:style-name="P5"><text:span text:style-name="T2">9.</text:span> What is the difference between a call by value and a call by reference in C?</text:p>
      <text:p text:style-name="P3"><text:soft-page-break/>A: Call by value means that a copy of the argument's value is passed to the function, so changes made to the parameter within the function do not affect the original argument. Call by reference means that the memory address of the argument is passed to the function, so changes made to the parameter within the function also affect the original argument.</text:p>
      <text:p text:style-name="P5"><text:span text:style-name="T2">10.</text:span>What is a function prototype in C? </text:p>
      <text:p text:style-name="P3">A: A function prototype is a declaration of a function that specifies the function name, return type, and parameter list. It is used to tell the compiler about the function's signature before it is actually defined. For example:</text:p>
      <text:p text:style-name="P9">java</text:p>
      <text:p text:style-name="P8"><text:span text:style-name="Source_20_Text"><text:span text:style-name="T1">int add(int x, int y); // function prototype</text:span></text:span></text:p>
      <text:p text:style-name="P5"><text:span text:style-name="T2">11.</text:span>What is the difference between a function and a macro in C? </text:p>
      <text:p text:style-name="P3">A: A function is a block of code that performs a specific task, while a macro is a piece of code that is substituted by the preprocessor before compilation. Macros are faster than functions because they avoid the overhead of a function call, but they are less flexible and can have unintended side effects.</text:p>
      <text:p text:style-name="P5"><text:span text:style-name="T2">12.</text:span>What is a variadic function in C? </text:p>
      <text:p text:style-name="P3">A: A variadic function in C is a function that can take a variable number of arguments. The function uses the va_list, va_start, va_arg, and va_end macros to access the arguments passed to it.</text:p>
      <text:p text:style-name="P3"><text:span text:style-name="T5">13.</text:span><text:span text:style-name="T3"> What is the difference between a function and a subroutine in C</text:span>?</text:p>
      <text:p text:style-name="P3"><text:soft-page-break/>A: A function returns a value and can be used in expressions, while a subroutine does not return a value and is typically used for performing a task or modifying the program st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11:27:42.402406564</meta:creation-date>
    <dc:date>2023-03-09T11:56:55.670652120</dc:date>
    <meta:editing-duration>PT29M13S</meta:editing-duration>
    <meta:editing-cycles>3</meta:editing-cycles>
    <meta:generator>LibreOffice/6.0.7.3$Linux_X86_64 LibreOffice_project/00m0$Build-3</meta:generator>
    <meta:document-statistic meta:table-count="0" meta:image-count="1" meta:object-count="0" meta:page-count="4" meta:paragraph-count="36" meta:word-count="680" meta:character-count="3746" meta:non-whitespace-character-count="3091"/>
  </office:meta>
</office:document-meta>
</file>